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0.698cm"/>
    </style:style>
    <style:style style:name="gr2" style:family="graphic" style:parent-style-name="standard">
      <style:graphic-properties draw:textarea-horizontal-align="justify" draw:textarea-vertical-align="middle" draw:auto-grow-height="false" fo:min-height="0.952cm" fo:min-width="1.764cm"/>
    </style:style>
    <style:style style:name="gr3" style:family="graphic" style:parent-style-name="standard">
      <style:graphic-properties draw:textarea-horizontal-align="justify" draw:textarea-vertical-align="middle" draw:auto-grow-height="false" fo:min-height="1.035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textarea-horizontal-align="justify" draw:textarea-vertical-align="middle" draw:auto-grow-height="false" fo:min-height="0.966cm" fo:min-width="0.844cm"/>
    </style:style>
    <style:style style:name="gr7" style:family="graphic" style:parent-style-name="standard">
      <style:graphic-properties draw:textarea-horizontal-align="justify" draw:textarea-vertical-align="middle" draw:auto-grow-height="false" fo:min-height="0.889cm" fo:min-width="0.773cm"/>
    </style:style>
    <style:style style:name="gr8" style:family="graphic" style:parent-style-name="standard">
      <style:graphic-properties draw:stroke="none" svg:stroke-color="#000000" draw:fill="none" draw:fill-color="#ffffff" fo:min-height="0.6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.694cm" svg:height="1.6cm" svg:x="11.76cm" svg:y="2.367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2cm" svg:height="1.7cm" svg:x="16.005cm" svg:y="4.518cm">
          <text:p text:style-name="P1"><text:span text:style-name="T1">E</text:span><text:span text:style-name="T1">x</text:span><text:span text:style-name="T1">c</text:span><text:span text:style-name="T1">e</text:span><text:span text:style-name="T1">pt</text:span><text:span text:style-name="T1">io</text:span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1.9cm" svg:height="1.817cm" svg:x="6.203cm" svg:y="5.784cm">
          <draw:glue-point draw:id="12" svg:x="5cm" svg:y="2.157cm"/>
          <text:p text:style-name="P1"><text:span text:style-name="T1">f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3.206cm" svg:y1="3.733cm" svg:x2="16.473cm" svg:y2="4.767cm" draw:start-shape="id1" draw:start-glue-point="9" draw:end-shape="id2" draw:end-glue-point="5" svg:d="M13206 3733l3267 1034" svg:viewBox="0 0 3268 1035">
          <text:p/>
        </draw:connector>
        <draw:frame draw:style-name="gr5" draw:text-style-name="P4" draw:layer="layout" svg:width="3.8cm" svg:height="1cm" svg:x="13.953cm" svg:y="3.466cm">
          <draw:text-box>
            <text:p text:style-name="P1"><text:span text:style-name="T1">V &lt;= </text:span><text:span text:style-name="T1">0</text:span></text:p>
          </draw:text-box>
        </draw:frame>
        <draw:connector draw:style-name="gr4" draw:text-style-name="P3" draw:layer="layout" draw:type="line" svg:x1="12.008cm" svg:y1="3.733cm" svg:x2="7.825cm" svg:y2="6.05cm" draw:start-shape="id1" draw:start-glue-point="7" draw:end-shape="id3" draw:end-glue-point="11" svg:d="M12008 3733l-4183 2317" svg:viewBox="0 0 4184 2318">
          <text:p/>
        </draw:connector>
        <draw:custom-shape draw:style-name="gr6" draw:text-style-name="P2" xml:id="id4" draw:id="id4" draw:layer="layout" svg:width="1.9cm" svg:height="1.72cm" svg:x="12.202cm" svg:y="5.872cm"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" draw:id="id6" draw:layer="layout" svg:width="1.799cm" svg:height="1.611cm" svg:x="6.3cm" svg:y="11.989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7.825cm" svg:y1="7.335cm" svg:x2="12.48cm" svg:y2="7.34cm" draw:start-shape="id3" draw:start-glue-point="9" draw:end-shape="id4" draw:end-glue-point="7" svg:d="M7825 7335l4655 5" svg:viewBox="0 0 4656 6">
          <text:p/>
        </draw:connector>
        <draw:connector draw:style-name="gr4" draw:text-style-name="P3" draw:layer="layout" draw:type="line" svg:x1="7.2cm" svg:y1="10.411cm" svg:x2="7.2cm" svg:y2="11.989cm" draw:start-shape="id5" draw:start-glue-point="8" draw:end-shape="id6" draw:end-glue-point="4" svg:d="M7200 10411v1578" svg:viewBox="0 0 1 1579">
          <text:p/>
        </draw:connector>
        <draw:frame draw:style-name="gr8" draw:text-style-name="P5" draw:layer="layout" svg:width="2.551cm" svg:height="0.906cm" svg:x="8.902cm" svg:y="7.595cm">
          <draw:text-box>
            <text:p><text:span text:style-name="T1">i &lt; V</text:span></text:p>
          </draw:text-box>
        </draw:frame>
        <draw:connector draw:style-name="gr4" draw:text-style-name="P3" draw:layer="layout" draw:type="line" svg:x1="12.202cm" svg:y1="6.732cm" svg:x2="8.103cm" svg:y2="6.693cm" draw:start-shape="id4" draw:start-glue-point="6" draw:end-shape="id3" draw:end-glue-point="10" svg:d="M12202 6732l-4099-39" svg:viewBox="0 0 4100 40">
          <text:p/>
        </draw:connector>
        <draw:frame draw:style-name="gr5" draw:text-style-name="P4" draw:layer="layout" svg:width="3.8cm" svg:height="1cm" svg:x="7.702cm" svg:y="3.901cm">
          <draw:text-box>
            <text:p text:style-name="P1"><text:span text:style-name="T1">V &gt; 0</text:span></text:p>
          </draw:text-box>
        </draw:frame>
        <draw:frame draw:style-name="gr5" draw:text-style-name="P5" draw:layer="layout" svg:width="2.399cm" svg:height="1cm" svg:x="9.401cm" svg:y="10.4cm">
          <draw:text-box>
            <text:p><text:span text:style-name="T1">i &lt; V</text:span></text:p>
          </draw:text-box>
        </draw:frame>
        <draw:connector draw:style-name="gr4" draw:text-style-name="P3" draw:layer="layout" draw:type="line" svg:x1="12.573cm" svg:y1="1.201cm" svg:x2="12.607cm" svg:y2="2.367cm" draw:end-shape="id1" draw:end-glue-point="4" svg:d="M12573 1201l34 1166" svg:viewBox="0 0 35 1167">
          <text:p/>
        </draw:connector>
        <draw:frame draw:style-name="gr8" draw:text-style-name="P5" draw:layer="layout" svg:width="2.041cm" svg:height="0.906cm" svg:x="5.4cm" svg:y="10.694cm">
          <draw:text-box>
            <text:p><text:span text:style-name="T1">i &gt;= V</text:span></text:p>
          </draw:text-box>
        </draw:frame>
        <draw:custom-shape draw:style-name="gr7" draw:text-style-name="P2" xml:id="id5" draw:id="id5" draw:layer="layout" svg:width="1.799cm" svg:height="1.611cm" svg:x="6.3cm" svg:y="8.8cm">
          <text:p text:style-name="P1"><text:span text:style-name="T1">f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1.799cm" svg:height="1.611cm" svg:x="12.401cm" svg:y="8.9cm"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2.401cm" svg:y1="9.706cm" svg:x2="8.099cm" svg:y2="9.606cm" draw:start-shape="id7" draw:start-glue-point="6" draw:end-shape="id5" draw:end-glue-point="10" svg:d="M12401 9706l-4302-100" svg:viewBox="0 0 4303 101">
          <text:p/>
        </draw:connector>
        <draw:connector draw:style-name="gr4" draw:text-style-name="P3" draw:layer="layout" draw:type="line" svg:x1="7.836cm" svg:y1="10.175cm" svg:x2="12.664cm" svg:y2="10.275cm" draw:start-shape="id5" draw:start-glue-point="9" draw:end-shape="id7" draw:end-glue-point="7" svg:d="M7836 10175l4828 100" svg:viewBox="0 0 4829 101">
          <text:p/>
        </draw:connector>
        <draw:connector draw:style-name="gr4" draw:text-style-name="P3" draw:layer="layout" draw:type="line" svg:x1="7.153cm" svg:y1="7.601cm" svg:x2="7.2cm" svg:y2="8.8cm" draw:start-shape="id3" draw:start-glue-point="8" draw:end-shape="id5" draw:end-glue-point="4" svg:d="M7153 7601l47 1199" svg:viewBox="0 0 48 1200">
          <text:p/>
        </draw:connector>
        <draw:frame draw:style-name="gr8" draw:text-style-name="P5" draw:layer="layout" svg:width="2.551cm" svg:height="0.906cm" svg:x="5.249cm" svg:y="7.7cm">
          <draw:text-box>
            <text:p><text:span text:style-name="T1">i &gt;= 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12:38:12.198058160</meta:creation-date>
    <dc:date>2017-10-16T12:39:53.659413071</dc:date>
    <meta:editing-duration>PT1M41S</meta:editing-duration>
    <meta:editing-cycles>1</meta:editing-cycles>
    <meta:document-statistic meta:object-count="22"/>
    <meta:generator>LibreOffice/5.1.6.2$Linux_X86_64 LibreOffice_project/10m0$Build-2</meta:generator>
  </office:meta>
</office:document-meta>
</file>